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Light" fo:font-size="32pt" officeooo:rsid="001c1fc4" officeooo:paragraph-rsid="001c1fc4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Bahnschrift" fo:font-size="32pt" officeooo:rsid="001c1fc4" officeooo:paragraph-rsid="001c1fc4" style:font-size-asian="28pt" style:font-size-complex="3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Bahnschrift Light" fo:font-size="20pt" fo:font-weight="normal" officeooo:rsid="001c1fc4" officeooo:paragraph-rsid="001c1fc4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Bahnschrift Light" fo:font-size="16pt" fo:font-weight="normal" officeooo:rsid="001c1fc4" officeooo:paragraph-rsid="001c1fc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Bahnschrift Light" fo:font-size="16pt" fo:font-weight="normal" officeooo:rsid="001c1fc4" officeooo:paragraph-rsid="001c1fc4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Bahnschrift Light" fo:font-size="16pt" fo:language="ru" fo:country="RU" fo:font-weight="normal" officeooo:rsid="001c1fc4" officeooo:paragraph-rsid="001c1fc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Bahnschrift Light" fo:font-size="16pt" fo:language="en" fo:country="US" fo:font-weight="normal" officeooo:rsid="001d7565" officeooo:paragraph-rsid="001d756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Bahnschrift Light" fo:font-size="16pt" fo:language="en" fo:country="US" fo:font-weight="normal" officeooo:rsid="0020fafb" officeooo:paragraph-rsid="00250810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Bahnschrift Light" fo:font-size="16pt" fo:language="en" fo:country="US" fo:font-weight="normal" officeooo:rsid="0031265b" officeooo:paragraph-rsid="0031265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Bahnschrift Light" fo:font-size="20pt" fo:language="ru" fo:country="RU" fo:font-weight="normal" officeooo:rsid="001f4645" officeooo:paragraph-rsid="001f4645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Bahnschrift Light" fo:font-size="20pt" fo:language="en" fo:country="US" fo:font-weight="normal" officeooo:rsid="001f4645" officeooo:paragraph-rsid="001f4645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Bahnschrift Light" fo:font-size="18pt" fo:language="ru" fo:country="RU" fo:font-weight="normal" officeooo:rsid="001f4645" officeooo:paragraph-rsid="001f4645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Bahnschrift Light" fo:font-size="18pt" fo:language="en" fo:country="US" fo:font-weight="normal" officeooo:rsid="001f4645" officeooo:paragraph-rsid="001f4645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Bahnschrift Light" fo:font-size="16pt" fo:language="en" fo:country="US" fo:font-weight="normal" officeooo:rsid="001f4645" officeooo:paragraph-rsid="001f464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Bahnschrift Light" fo:font-size="16pt" fo:language="en" fo:country="US" fo:font-weight="normal" officeooo:rsid="001f4645" officeooo:paragraph-rsid="001f4645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Bahnschrift Light" fo:font-size="20pt" fo:language="ru" fo:country="RU" fo:font-weight="normal" officeooo:rsid="0023edbb" officeooo:paragraph-rsid="0023edbb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Bahnschrift Light" fo:font-size="16pt" fo:language="en" fo:country="US" fo:font-weight="normal" officeooo:rsid="001d7565" officeooo:paragraph-rsid="001d7565" style:font-size-asian="16pt" style:font-weight-asian="normal" style:font-size-complex="16pt" style:font-weight-complex="normal"/>
    </style:style>
    <style:style style:name="P18" style:family="paragraph" style:parent-style-name="Heading_20_4">
      <style:paragraph-properties fo:line-height="150%" fo:text-align="justify" style:justify-single-word="false"/>
      <style:text-properties fo:font-variant="normal" fo:text-transform="none" fo:color="#000000" loext:opacity="100%" style:font-name="Bahnschrift Light" fo:font-size="16pt" fo:letter-spacing="normal" fo:font-style="normal" fo:font-weight="normal" officeooo:rsid="001c1fc4" officeooo:paragraph-rsid="001c1fc4" style:font-size-asian="16pt" style:font-weight-asian="normal" style:font-size-complex="16pt" style:font-weight-complex="normal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Bahnschrift Light" fo:font-size="16pt" fo:letter-spacing="normal" fo:font-style="normal" fo:font-weight="normal" style:font-size-asian="16pt" style:font-size-complex="16pt"/>
    </style:style>
    <style:style style:name="P20" style:family="paragraph" style:parent-style-name="Heading_20_4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Bahnschrift Light" fo:font-size="16pt" fo:letter-spacing="normal" fo:font-style="normal" fo:font-weight="normal" style:font-size-asian="16pt" style:font-size-complex="16pt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Bahnschrift Light" fo:font-size="16pt" fo:letter-spacing="normal" fo:font-style="normal" fo:font-weight="normal" style:font-size-asian="16pt" style:font-size-complex="16pt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Bahnschrift Light" fo:font-size="16pt" fo:letter-spacing="normal" fo:font-style="normal" fo:font-weight="normal" style:font-size-asian="16pt" style:font-size-complex="16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Bahnschrift Light" fo:font-size="16pt" fo:letter-spacing="normal" fo:font-style="normal" fo:font-weight="normal" style:font-size-asian="16pt" style:font-size-complex="16pt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Bahnschrift Light" fo:font-size="16pt" fo:letter-spacing="normal" fo:font-style="normal" fo:font-weight="normal" style:font-size-asian="16pt" style:font-size-complex="16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Bahnschrift Light" fo:font-size="20pt" fo:language="ru" fo:country="RU" fo:font-weight="normal" officeooo:rsid="002dbee8" officeooo:paragraph-rsid="002dbee8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Bahnschrift Light" fo:font-size="16pt" fo:language="ru" fo:country="RU" fo:font-weight="normal" officeooo:rsid="002dbee8" officeooo:paragraph-rsid="002dbee8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Bahnschrift Light" fo:font-size="16pt" fo:language="ru" fo:country="RU" fo:font-weight="normal" officeooo:rsid="0031265b" officeooo:paragraph-rsid="0031265b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Bahnschrift Light" fo:font-size="16pt" fo:language="ru" fo:country="RU" fo:font-weight="normal" officeooo:rsid="00331933" officeooo:paragraph-rsid="00331933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Bahnschrift Light" fo:font-size="16pt" fo:language="ru" fo:country="RU" fo:font-weight="normal" officeooo:rsid="0033537c" officeooo:paragraph-rsid="0033537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Bahnschrift Light" fo:font-size="16pt" fo:language="ru" fo:country="RU" fo:font-weight="normal" officeooo:rsid="00347d32" officeooo:paragraph-rsid="00347d32" style:font-size-asian="14pt" style:font-weight-asian="normal" style:font-size-complex="16pt" style:font-weight-complex="normal"/>
    </style:style>
    <style:style style:name="T1" style:family="text">
      <style:text-properties officeooo:rsid="001d7565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0fafb"/>
    </style:style>
    <style:style style:name="T5" style:family="text">
      <style:text-properties fo:language="ru" fo:country="RU" officeooo:rsid="002292aa"/>
    </style:style>
    <style:style style:name="T6" style:family="text">
      <style:text-properties fo:language="ru" fo:country="RU" officeooo:rsid="0022db3c"/>
    </style:style>
    <style:style style:name="T7" style:family="text">
      <style:text-properties fo:language="ru" fo:country="RU" officeooo:rsid="0022f8d8"/>
    </style:style>
    <style:style style:name="T8" style:family="text">
      <style:text-properties fo:language="ru" fo:country="RU" officeooo:rsid="00250810"/>
    </style:style>
    <style:style style:name="T9" style:family="text">
      <style:text-properties officeooo:rsid="0025501d"/>
    </style:style>
    <style:style style:name="T10" style:family="text">
      <style:text-properties fo:language="ru" fo:country="RU" officeooo:rsid="00281461"/>
    </style:style>
    <style:style style:name="T11" style:family="text">
      <style:text-properties officeooo:rsid="0028589b"/>
    </style:style>
    <style:style style:name="T12" style:family="text">
      <style:text-properties officeooo:rsid="00314d5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льзовательское соглашение</text:p>
      <text:p text:style-name="P2"/>
      <text:p text:style-name="P3">1. Общие положени<text:span text:style-name="T1">я</text:span></text:p>
      <text:p text:style-name="P4"/>
      <text:p text:style-name="P5">1.1. <text:span text:style-name="T2">Fcore Tracker —</text:span><text:span text:style-name="T3"> уникальная веб-платформа, направленная на исправление проблем фриланса (Далее — Сайт)</text:span></text:p>
      <text:p text:style-name="P5"><text:span text:style-name="T3">1.2. Настоящее Пользовательское Соглашение (Далее — Соглашение) <text:s/>относится к Сайту.</text:span></text:p>
      <text:p text:style-name="P5"><text:span text:style-name="T3">1.3. Сайт принадлежит физическому лицу (Далее — руководитель), Николаев Андрей Кириллович.</text:span></text:p>
      <text:p text:style-name="P6">ИНН: 772608290050</text:p>
      <text:p text:style-name="P5"><text:span text:style-name="T3">1.4. Сайт </text:span><text:span text:style-name="T2">Fcore Tracker </text:span><text:span text:style-name="T3">и доменное имя </text:span><text:span text:style-name="T2">fcoretracker.ru (</text:span><text:span text:style-name="T3">Далее — Домен), являются собственностью Руководителя.</text:span></text:p>
      <text:p text:style-name="P7">1.5. <text:span text:style-name="T3">Руководитель Сайта является лицом поставленным на учёт НПД (Далее — Самозанятый)</text:span></text:p>
      <text:p text:style-name="P8"><text:span text:style-name="T3">1.6. Лицо, зарегистрированное на данном сайте в качестве работника (Далее — Исполнитель), в праве пользоваться всеми его текущими приемуществами.</text:span></text:p>
      <text:p text:style-name="P8"><text:span text:style-name="T3">1.7. Лицо, зарегистрированное на данном сайте в качестве заказчика (Далее — Клиент), в праве пользоваться всеми его текущими приемуществами.</text:span></text:p>
      <text:p text:style-name="P9"><text:span text:style-name="T3">1.8. Арбитром называется сотрудник, который наделен правами для решения внутренних споров на сайте, между пользователями</text:span></text:p>
      <text:p text:style-name="P7"><text:soft-page-break/><text:span text:style-name="T3"/></text:p>
      <text:p text:style-name="P7"><text:span text:style-name="T3"/></text:p>
      <text:p text:style-name="P10">2. Зона ответственности</text:p>
      <text:p text:style-name="P11"><text:span text:style-name="T3"/></text:p>
      <text:p text:style-name="P12">Сайт несет ответсвенность:</text:p>
      <text:p text:style-name="P13"><text:span text:style-name="T3"/></text:p>
      <text:p text:style-name="P14"><text:span text:style-name="T3">2.1. За сохранность данных оставленных пользователем в процессе регистрации или редактирования аккаунта на текущем Сайте.</text:span></text:p>
      <text:p text:style-name="P14"><text:span text:style-name="T3">2.2. За работоспособность всех функций Сайта в процессе его использования </text:span><text:span text:style-name="T4">Исполнителем или Клиентом.</text:span></text:p>
      <text:p text:style-name="P14"><text:span text:style-name="T3">2.3. </text:span><text:span text:style-name="T4">За обеспечение безопасной сделки между Клиентом </text:span><text:span text:style-name="T5">и Исполнителем </text:span><text:span text:style-name="T6">в процессе её совершения.</text:span></text:p>
      <text:p text:style-name="P14"><text:span text:style-name="T3"/></text:p>
      <text:p text:style-name="P14"><text:span text:style-name="T3"/></text:p>
      <text:p text:style-name="P13"><text:span text:style-name="T3">Сайт не несет ответсвенность:</text:span></text:p>
      <text:p text:style-name="P13"><text:span text:style-name="T3"/></text:p>
      <text:p text:style-name="P14"><text:span text:style-name="T3">2.4. </text:span><text:span text:style-name="T7">За ошибки Сайта, вызванные в процессе неправильного использования.</text:span></text:p>
      <text:p text:style-name="P14"><text:span text:style-name="T3">2.5. </text:span><text:span text:style-name="T7">За ошибки Сайта, вызванные в процессе ошибок на хостинг-</text:span><text:span text:style-name="T8">провайдере</text:span><text:span text:style-name="T7"> Сайта.</text:span></text:p>
      <text:p text:style-name="P14"><text:span text:style-name="T3">2.6. </text:span><text:span text:style-name="T7">За утечку данных, на других сайтах</text:span></text:p>
      <text:p text:style-name="P14"><text:span text:style-name="T3">2.7. </text:span><text:span text:style-name="T7">За передачу Пользователем данных третьим лицам.</text:span></text:p>
      <text:p text:style-name="P15"><text:span text:style-name="T3"/></text:p>
      <text:p text:style-name="P15"><text:soft-page-break/><text:span text:style-name="T3"/></text:p>
      <text:p text:style-name="P16">3. Права и обязанности сторон</text:p>
      <text:p text:style-name="P17"><text:span text:style-name="T3"/></text:p>
      <text:h text:style-name="P18" text:outline-level="4">3.1. Права и обязанности Руководителя (Владельца Сайта):</text:h>
      <text:list text:style-name="L1">
        <text:list-item>
          <text:p text:style-name="P19"><text:s/>Обеспечивать стабильную и безопасную работу Сайта в соответствии с его функциональным назначением.</text:p>
        </text:list-item>
        <text:list-item>
          <text:p text:style-name="P19"><text:s/>Разрабатывать и внедрять новые функции, направленные на улучшение взаимодействия между Клиентами и Исполнителями.</text:p>
        </text:list-item>
        <text:list-item>
          <text:p text:style-name="P19"><text:s/>Защищать персональные данные Пользователей в соответствии <text:span text:style-name="T9">ФЗ «О персональных данных»</text:span></text:p>
        </text:list-item>
        <text:list-item>
          <text:p text:style-name="P19"><text:s/>Взимать комиссию за использование сервиса в случаях, предусмотренных тарифами и дополнительными соглашениями.</text:p>
        </text:list-item>
        <text:list-item>
          <text:p text:style-name="P19"><text:s/>Приостанавливать или ограничивать доступ Пользователей к Сайту в случае нарушения условий настоящего Соглашения.</text:p>
        </text:list-item>
        <text:list-item>
          <text:p text:style-name="P19"><text:s/>Вносить изменения в функционал Сайта и условия Соглашения с предварительным уведомлением Пользователей.</text:p>
          <text:p text:style-name="P19"/>
        </text:list-item>
      </text:list>
      <text:h text:style-name="P20" text:outline-level="4">3.2. Права и обязанности Исполнителя:</text:h>
      <text:list text:style-name="L2">
        <text:list-item>
          <text:p text:style-name="P21"><text:s/>Создавать профиль, предоставлять достоверную информацию о себе и своих услугах.</text:p>
        </text:list-item>
        <text:list-item>
          <text:p text:style-name="P21"><text:soft-page-break/><text:s/>Выполнять взятые на себя обязательства перед Клиентами в установленные сроки и с надлежащим качеством.</text:p>
        </text:list-item>
        <text:list-item>
          <text:p text:style-name="P21"><text:s/>Использовать Сайт исключительно в законных целях, не нарушая права третьих лиц.</text:p>
        </text:list-item>
        <text:list-item>
          <text:p text:style-name="P21"><text:s/>Не передавать свои учетные данные третьим лицам и не допускать несанкционированного доступа к аккаунту.</text:p>
          <text:p text:style-name="P21"/>
        </text:list-item>
      </text:list>
      <text:h text:style-name="P20" text:outline-level="4">3.3. Права и обязанности Клиента:</text:h>
      <text:list text:style-name="L3">
        <text:list-item>
          <text:p text:style-name="P22"><text:s/><text:span text:style-name="T10">Клиент не имеет право нарушать условия заказа, закрепленные в положениях сайта «О сотрудничестве»</text:span></text:p>
        </text:list-item>
        <text:list-item>
          <text:p text:style-name="P22"><text:s/>Оплачивать услуги Исполнителей в соответствии с условиями сделки.</text:p>
        </text:list-item>
        <text:list-item>
          <text:p text:style-name="P22"><text:s/>Своевременно предоставлять необходимую информацию для выполнения заказа.</text:p>
        </text:list-item>
        <text:list-item>
          <text:p text:style-name="P22"><text:s/>Оценивать качество выполненной работы объективно и добросовестно.</text:p>
        </text:list-item>
        <text:list-item>
          <text:p text:style-name="P22"><text:s/>Не использовать Сайт для мошеннических или противоправных действий.</text:p>
        </text:list-item>
      </text:list>
      <text:p text:style-name="P23"/>
      <text:h text:style-name="P20" text:outline-level="4">3.4. Общие положения для всех Пользователей:</text:h>
      <text:list text:style-name="L4">
        <text:list-item>
          <text:p text:style-name="P24"><text:s/>Запрещается размещение запрещенного контента (мошеннические схемы, материалы, нарушающие авторские права, и т. д.).</text:p>
        </text:list-item>
        <text:list-item>
          <text:p text:style-name="P24"><text:soft-page-break/><text:s/>Запрещается создание фейковых аккаунтов, накрутка рейтингов или отзывов.</text:p>
        </text:list-item>
        <text:list-item>
          <text:p text:style-name="P24"><text:s/>Пользователи обязаны соблюдать нормы вежливого общения в чатах и при взаимодействии друг с другом.</text:p>
        </text:list-item>
        <text:list-item>
          <text:p text:style-name="P24">В случае возникновения споров стороны обязуются решать их через службу поддержки Сайта <text:span text:style-name="T11">или арбитраж.</text:span></text:p>
        </text:list-item>
      </text:list>
      <text:p text:style-name="P23"/>
      <text:p text:style-name="P25">4. Правила проведения арбитража</text:p>
      <text:p text:style-name="P26"/>
      <text:p text:style-name="P26">4.1. В случае появления разногласий между сторонами, участник спора может перевести заказ в арбитраж, с целью решения общей проблемы.</text:p>
      <text:p text:style-name="P26"/>
      <text:p text:style-name="P27">4.2. Арбитр обязан подключиться к чату в течение 4-х часов, после <text:span text:style-name="T12">перевода заказа в арбитраж.</text:span></text:p>
      <text:p text:style-name="P27"/>
      <text:p text:style-name="P28">4.3. Арбитр обязан выслушать обе стороны конфликта и предложить подходящее решение для проблемы.</text:p>
      <text:p text:style-name="P28"/>
      <text:p text:style-name="P29">4.4. В случае, если обе стороны не могут выбрать решения арбитра, то арбитр имеет право самостоятельно выбрать правильное решение.</text:p>
      <text:p text:style-name="P29"/>
      <text:p text:style-name="P30">4.5. Запрещается, оскорблять и унижать честь и достоинство арбитров, во время проведения арбитража.</text:p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01:50:13.884000000</meta:creation-date>
    <dc:date>2025-03-25T00:53:19.330000000</dc:date>
    <meta:editing-duration>PT50M46S</meta:editing-duration>
    <meta:editing-cycles>26</meta:editing-cycles>
    <meta:generator>LibreOffice/24.8.5.2$Windows_X86_64 LibreOffice_project/fddf2685c70b461e7832239a0162a77216259f22</meta:generator>
    <meta:document-statistic meta:table-count="0" meta:image-count="0" meta:object-count="0" meta:page-count="6" meta:paragraph-count="53" meta:word-count="543" meta:character-count="4125" meta:non-whitespace-character-count="3627"/>
  </office:meta>
</office:document-meta>
</file>